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986in" fo:margin-left="-0.0535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4924in"/>
    </style:style>
    <style:style style:name="Table1.C" style:family="table-column">
      <style:table-column-properties style:column-width="0.1972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0979in"/>
    </style:style>
    <style:style style:name="Table1.G" style:family="table-column">
      <style:table-column-properties style:column-width="0.475in"/>
    </style:style>
    <style:style style:name="Table1.H" style:family="table-column">
      <style:table-column-properties style:column-width="0.2146in"/>
    </style:style>
    <style:style style:name="Table1.J" style:family="table-column">
      <style:table-column-properties style:column-width="0.0493in"/>
    </style:style>
    <style:style style:name="Table1.K" style:family="table-column">
      <style:table-column-properties style:column-width="2.3236in"/>
    </style:style>
    <style:style style:name="Table1.L" style:family="table-column">
      <style:table-column-properties style:column-width="0.0486in"/>
    </style:style>
    <style:style style:name="Table1.1" style:family="table-row">
      <style:table-row-properties style:min-row-height="0.4146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none" style:writing-mode="lr-tb"/>
    </style:style>
    <style:style style:name="Table1.L1" style:family="table-cell">
      <style:table-cell-properties fo:padding="0in" fo:border-left="0.75pt solid #000000" fo:border-right="none" fo:border-top="none" fo:border-bottom="none"/>
    </style:style>
    <style:style style:name="Table1.2" style:family="table-row">
      <style:table-row-properties fo:keep-together="auto"/>
    </style:style>
    <style:style style:name="Table1.L2" style:family="table-cell">
      <style:table-cell-properties fo:padding="0in" fo:border-left="0.75pt solid #000000" fo:border-right="none" fo:border-top="none" fo:border-bottom="none"/>
    </style:style>
    <style:style style:name="Table1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808080" style:writing-mode="lr-tb"/>
    </style:style>
    <style:style style:name="Table1.F3" style:family="table-cell">
      <style:table-cell-properties style:vertical-align="top" fo:padding-left="0.0486in" fo:padding-right="0.0486in" fo:padding-top="0in" fo:padding-bottom="0in" fo:border-left="0.75pt solid #808080" fo:border-right="none" fo:border-top="0.75pt solid #000000" fo:border-bottom="0.75pt solid #808080" style:writing-mode="lr-tb"/>
    </style:style>
    <style:style style:name="Table1.L3" style:family="table-cell">
      <style:table-cell-properties fo:padding="0in" fo:border-left="0.75pt solid #000000" fo:border-right="none" fo:border-top="none" fo:border-bottom="none"/>
    </style:style>
    <style:style style:name="Table1.4" style:family="table-row">
      <style:table-row-properties style:min-row-height="1.9236in" fo:keep-together="auto"/>
    </style:style>
    <style:style style:name="Table1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808080" fo:border-bottom="0.75pt solid #000000" style:writing-mode="lr-tb"/>
    </style:style>
    <style:style style:name="Table1.F4" style:family="table-cell">
      <style:table-cell-properties style:vertical-align="top" fo:padding-left="0.0486in" fo:padding-right="0.0486in" fo:padding-top="0in" fo:padding-bottom="0in" fo:border-left="0.75pt solid #808080" fo:border-right="none" fo:border-top="0.75pt solid #808080" fo:border-bottom="0.75pt solid #000000" style:writing-mode="lr-tb"/>
    </style:style>
    <style:style style:name="Table1.L4" style:family="table-cell">
      <style:table-cell-properties fo:padding="0in" fo:border-left="0.75pt solid #000000" fo:border-right="none" fo:border-top="none" fo:border-bottom="none"/>
    </style:style>
    <style:style style:name="Table1.5" style:family="table-row">
      <style:table-row-properties style:row-height="0.3333in" fo:keep-together="auto"/>
    </style:style>
    <style:style style:name="Table1.A5" style:family="table-cell">
      <style:table-cell-properties style:vertical-align="top" fo:padding-left="0.0486in" fo:padding-right="0.0486in" fo:padding-top="0in" fo:padding-bottom="0in" fo:border-left="0.75pt solid #000000" fo:border-right="none" fo:border-top="none" fo:border-bottom="none" style:writing-mode="lr-tb"/>
    </style:style>
    <style:style style:name="Table1.L5" style:family="table-cell">
      <style:table-cell-properties fo:padding="0in" fo:border-left="0.75pt solid #000000" fo:border-right="none" fo:border-top="none" fo:border-bottom="none"/>
    </style:style>
    <style:style style:name="Table1.6" style:family="table-row">
      <style:table-row-properties style:min-row-height="0.3778in" fo:keep-together="auto"/>
    </style:style>
    <style:style style:name="Table1.L6" style:family="table-cell">
      <style:table-cell-properties fo:padding="0in" fo:border-left="0.75pt solid #000000" fo:border-right="none" fo:border-top="none" fo:border-bottom="none"/>
    </style:style>
    <style:style style:name="Table1.7" style:family="table-row">
      <style:table-row-properties style:row-height="0.6007in" fo:keep-together="auto"/>
    </style:style>
    <style:style style:name="Table1.L7" style:family="table-cell">
      <style:table-cell-properties fo:padding="0in" fo:border-left="0.75pt solid #000000" fo:border-right="none" fo:border-top="none" fo:border-bottom="none"/>
    </style:style>
    <style:style style:name="Table1.8" style:family="table-row">
      <style:table-row-properties style:min-row-height="0.5in" fo:keep-together="auto"/>
    </style:style>
    <style:style style:name="Table1.A8" style:family="table-cell">
      <style:table-cell-properties style:vertical-align="top" fo:padding-left="0.0486in" fo:padding-right="0.0486in" fo:padding-top="0in" fo:padding-bottom="0in" fo:border-left="0.75pt solid #000000" fo:border-right="none" fo:border-top="none" fo:border-bottom="0.75pt solid #000000" style:writing-mode="lr-tb"/>
    </style:style>
    <style:style style:name="Table1.L8" style:family="table-cell">
      <style:table-cell-properties fo:padding="0in" fo:border-left="0.75pt solid #000000" fo:border-right="none" fo:border-top="none" fo:border-bottom="none"/>
    </style:style>
    <style:style style:name="Table1.9" style:family="table-row">
      <style:table-row-properties style:min-row-height="0.0514in" fo:keep-together="auto"/>
    </style:style>
    <style:style style:name="Table1.L9" style:family="table-cell">
      <style:table-cell-properties fo:padding="0in" fo:border-left="0.75pt solid #000000" fo:border-right="none" fo:border-top="none" fo:border-bottom="none"/>
    </style:style>
    <style:style style:name="Table1.L10" style:family="table-cell">
      <style:table-cell-properties fo:padding="0in" fo:border-left="0.75pt solid #000000" fo:border-right="none" fo:border-top="none" fo:border-bottom="none"/>
    </style:style>
    <style:style style:name="Table1.L11" style:family="table-cell">
      <style:table-cell-properties fo:padding="0in" fo:border-left="0.75pt solid #000000" fo:border-right="none" fo:border-top="none" fo:border-bottom="none"/>
    </style:style>
    <style:style style:name="Table1.12" style:family="table-row">
      <style:table-row-properties style:min-row-height="0.4097in" fo:keep-together="auto"/>
    </style:style>
    <style:style style:name="Table1.L12" style:family="table-cell">
      <style:table-cell-properties fo:padding="0in" fo:border-left="0.75pt solid #000000" fo:border-right="none" fo:border-top="none" fo:border-bottom="none"/>
    </style:style>
    <style:style style:name="Table1.L13" style:family="table-cell">
      <style:table-cell-properties fo:padding="0in" fo:border-left="0.75pt solid #000000" fo:border-right="none" fo:border-top="none" fo:border-bottom="none"/>
    </style:style>
    <style:style style:name="Table1.A14" style:family="table-cell">
      <style:table-cell-properties style:vertical-align="top" fo:padding-left="0.0486in" fo:padding-right="0.0486in" fo:padding-top="0in" fo:padding-bottom="0in" fo:border-left="0.75pt solid #000000" fo:border-right="none" fo:border-top="none" fo:border-bottom="0.75pt dotted #000000" style:writing-mode="lr-tb"/>
    </style:style>
    <style:style style:name="Table1.C14" style:family="table-cell">
      <style:table-cell-properties style:vertical-align="top" fo:padding-left="0.0486in" fo:padding-right="0.0486in" fo:padding-top="0in" fo:padding-bottom="0in" fo:border-left="0.75pt dotted #000000" fo:border-right="none" fo:border-top="none" fo:border-bottom="0.75pt solid #808080" style:writing-mode="lr-tb"/>
    </style:style>
    <style:style style:name="Table1.L14" style:family="table-cell">
      <style:table-cell-properties fo:padding="0in" fo:border-left="0.75pt solid #000000" fo:border-right="none" fo:border-top="none" fo:border-bottom="none"/>
    </style:style>
    <style:style style:name="Table1.A15" style:family="table-cell">
      <style:table-cell-properties style:vertical-align="top" fo:padding-left="0.0486in" fo:padding-right="0.0486in" fo:padding-top="0in" fo:padding-bottom="0in" fo:border-left="0.75pt solid #000000" fo:border-right="none" fo:border-top="0.75pt dotted #000000" fo:border-bottom="0.75pt dotted #000000" style:writing-mode="lr-tb"/>
    </style:style>
    <style:style style:name="Table1.C15" style:family="table-cell">
      <style:table-cell-properties style:vertical-align="top" fo:padding-left="0.0486in" fo:padding-right="0.0486in" fo:padding-top="0in" fo:padding-bottom="0in" fo:border-left="0.75pt dotted #000000" fo:border-right="none" fo:border-top="0.75pt solid #808080" fo:border-bottom="0.75pt solid #808080" style:writing-mode="lr-tb"/>
    </style:style>
    <style:style style:name="Table1.L15" style:family="table-cell">
      <style:table-cell-properties fo:padding="0in" fo:border-left="0.75pt solid #000000" fo:border-right="none" fo:border-top="none" fo:border-bottom="none"/>
    </style:style>
    <style:style style:name="Table1.L16" style:family="table-cell">
      <style:table-cell-properties fo:padding="0in" fo:border-left="0.75pt solid #000000" fo:border-right="none" fo:border-top="none" fo:border-bottom="none"/>
    </style:style>
    <style:style style:name="Table1.L17" style:family="table-cell">
      <style:table-cell-properties fo:padding="0in" fo:border-left="0.75pt solid #000000" fo:border-right="none" fo:border-top="none" fo:border-bottom="none"/>
    </style:style>
    <style:style style:name="Table1.L18" style:family="table-cell">
      <style:table-cell-properties fo:padding="0in" fo:border-left="0.75pt solid #000000" fo:border-right="none" fo:border-top="none" fo:border-bottom="none"/>
    </style:style>
    <style:style style:name="Table1.L19" style:family="table-cell">
      <style:table-cell-properties fo:padding="0in" fo:border-left="0.75pt solid #000000" fo:border-right="none" fo:border-top="none" fo:border-bottom="none"/>
    </style:style>
    <style:style style:name="Table1.A20" style:family="table-cell">
      <style:table-cell-properties style:vertical-align="top" fo:padding-left="0.0486in" fo:padding-right="0.0486in" fo:padding-top="0in" fo:padding-bottom="0in" fo:border-left="0.75pt solid #000000" fo:border-right="none" fo:border-top="0.75pt dotted #000000" fo:border-bottom="0.75pt solid #808080" style:writing-mode="lr-tb"/>
    </style:style>
    <style:style style:name="Table1.L20" style:family="table-cell">
      <style:table-cell-properties fo:padding="0in" fo:border-left="0.75pt solid #000000" fo:border-right="none" fo:border-top="none" fo:border-bottom="none"/>
    </style:style>
    <style:style style:name="Table1.21" style:family="table-row">
      <style:table-row-properties style:min-row-height="0.3271in" fo:keep-together="auto"/>
    </style:style>
    <style:style style:name="Table1.C21" style:family="table-cell">
      <style:table-cell-properties style:vertical-align="top" fo:padding-left="0.0486in" fo:padding-right="0.0486in" fo:padding-top="0in" fo:padding-bottom="0in" fo:border-left="0.75pt dotted #000000" fo:border-right="none" fo:border-top="0.75pt solid #808080" fo:border-bottom="0.75pt solid #000000" style:writing-mode="lr-tb"/>
    </style:style>
    <style:style style:name="Table1.L21" style:family="table-cell">
      <style:table-cell-properties fo:padding="0in" fo:border-left="0.75pt solid #000000" fo:border-right="none" fo:border-top="none" fo:border-bottom="none"/>
    </style:style>
    <style:style style:name="Table1.22" style:family="table-row">
      <style:table-row-properties style:row-height="0.016in" fo:keep-together="auto"/>
    </style:style>
    <style:style style:name="Table1.A2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dotted #000000" style:writing-mode="lr-tb"/>
    </style:style>
    <style:style style:name="Table1.C22" style:family="table-cell">
      <style:table-cell-properties style:vertical-align="top" fo:padding-left="0.0486in" fo:padding-right="0.0486in" fo:padding-top="0in" fo:padding-bottom="0in" fo:border-left="0.75pt dotted #000000" fo:border-right="none" fo:border-top="0.75pt solid #000000" fo:border-bottom="0.75pt dotted #000000" style:writing-mode="lr-tb"/>
    </style:style>
    <style:style style:name="Table1.L22" style:family="table-cell">
      <style:table-cell-properties fo:padding="0in" fo:border-left="0.75pt solid #000000" fo:border-right="none" fo:border-top="none" fo:border-bottom="none"/>
    </style:style>
    <style:style style:name="Table1.A23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75pt solid #000000" fo:border-bottom="none" style:writing-mode="lr-tb"/>
    </style:style>
    <style:style style:name="Table1.E2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H24" style:family="table-cell">
      <style:table-cell-properties style:vertical-align="top" fo:padding-left="0.0486in" fo:padding-right="0.0486in" fo:padding-top="0in" fo:padding-bottom="0in" fo:border-left="none" fo:border-right="0.75pt solid #000000" fo:border-top="none" fo:border-bottom="none" style:writing-mode="lr-tb"/>
    </style:style>
    <style:style style:name="Table1.25" style:family="table-row">
      <style:table-row-properties style:min-row-height="0.3333in" fo:keep-together="auto"/>
    </style:style>
    <style:style style:name="Table1.A25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none" fo:border-bottom="0.75pt solid #000000" style:writing-mode="lr-tb"/>
    </style:style>
    <style:style style:name="Table1.27" style:family="table-row">
      <style:table-row-properties style:min-row-height="0.1181in" fo:keep-together="auto"/>
    </style:style>
    <style:style style:name="Table1.28" style:family="table-row">
      <style:table-row-properties style:min-row-height="0.3625in" fo:keep-together="auto"/>
    </style:style>
    <style:style style:name="Table1.A28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none" fo:border-bottom="none" style:writing-mode="lr-tb"/>
    </style:style>
    <style:style style:name="Table1.29" style:family="table-row">
      <style:table-row-properties style:row-height="0.3611in" fo:keep-together="auto"/>
    </style:style>
    <style:style style:name="Table1.30" style:family="table-row">
      <style:table-row-properties style:row-height="0.5833in" fo:keep-together="auto"/>
    </style:style>
    <style:style style:name="Table1.31" style:family="table-row">
      <style:table-row-properties style:row-height="0.1667in" fo:keep-together="auto"/>
    </style:style>
    <style:style style:name="Table1.G31" style:family="table-cell">
      <style:table-cell-properties style:vertical-align="top" fo:padding-left="0.0486in" fo:padding-right="0.0486in" fo:padding-top="0in" fo:padding-bottom="0in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text-properties fo:language="en" fo:country="US" fo:font-weight="bold" style:language-asian="en" style:country-asian="US" style:font-weight-asian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.0835in" fo:margin-bottom="0.0835in" style:contextual-spacing="false"/>
    </style:style>
    <style:style style:name="P8" style:family="paragraph" style:parent-style-name="Standard">
      <style:paragraph-properties fo:margin-top="0.0835in" fo:margin-bottom="0.0835in" style:contextual-spacing="false">
        <style:tab-stops>
          <style:tab-stop style:position="0.2957in"/>
        </style:tab-stops>
      </style:paragraph-properties>
    </style:style>
    <style:style style:name="P9" style:family="paragraph" style:parent-style-name="Standard">
      <style:paragraph-properties fo:margin-top="0.0835in" fo:margin-bottom="0.0835in" style:contextual-spacing="false"/>
      <style:text-properties fo:language="en" fo:country="US" fo:font-weight="bold" style:language-asian="en" style:country-asian="US" style:font-weight-asian="bold"/>
    </style:style>
    <style:style style:name="P10" style:family="paragraph" style:parent-style-name="Standard">
      <style:paragraph-properties fo:margin-top="0.0835in" fo:margin-bottom="0.0835in" style:contextual-spacing="false">
        <style:tab-stops>
          <style:tab-stop style:position="2.461in"/>
          <style:tab-stop style:position="5.3161in"/>
        </style:tab-stops>
      </style:paragraph-properties>
    </style:style>
    <style:style style:name="P11" style:family="paragraph" style:parent-style-name="Standard" style:list-style-name="WW8Num12">
      <style:paragraph-properties fo:margin-top="0.0835in" fo:margin-bottom="0.0835in" style:contextual-spacing="false"/>
    </style:style>
    <style:style style:name="P12" style:family="paragraph" style:parent-style-name="Standard">
      <style:paragraph-properties fo:margin-top="0.0835in" fo:margin-bottom="0in" style:contextual-spacing="false"/>
    </style:style>
    <style:style style:name="P13" style:family="paragraph" style:parent-style-name="Standard">
      <style:paragraph-properties fo:margin-top="0.0835in" fo:margin-bottom="0in" style:contextual-spacing="false"/>
      <style:text-properties fo:font-size="9pt" style:font-size-asian="9pt"/>
    </style:style>
    <style:style style:name="P14" style:family="paragraph" style:parent-style-name="Standard">
      <style:paragraph-properties fo:margin-top="0.0835in" fo:margin-bottom="0in" style:contextual-spacing="false" fo:line-height="150%"/>
      <style:text-properties fo:font-size="9pt" style:font-size-asian="9pt"/>
    </style:style>
    <style:style style:name="P15" style:family="paragraph" style:parent-style-name="Standard">
      <style:paragraph-properties fo:margin-top="0.0835in" fo:margin-bottom="0in" style:contextual-spacing="false" fo:line-height="150%">
        <style:tab-stops>
          <style:tab-stop style:position="1.6256in"/>
        </style:tab-stops>
      </style:paragraph-properties>
      <style:text-properties fo:font-size="9pt" style:font-size-asian="9pt"/>
    </style:style>
    <style:style style:name="P16" style:family="paragraph" style:parent-style-name="Standard">
      <style:paragraph-properties fo:margin-top="0.0835in" fo:margin-bottom="0in" style:contextual-spacing="false"/>
      <style:text-properties fo:font-weight="bold" style:font-weight-asian="bold"/>
    </style:style>
    <style:style style:name="P17" style:family="paragraph" style:parent-style-name="Standard">
      <style:paragraph-properties fo:margin-top="0.0835in" fo:margin-bottom="0in" style:contextual-spacing="false">
        <style:tab-stops>
          <style:tab-stop style:position="1.6256in"/>
          <style:tab-stop style:position="3.0028in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margin-top="0.0835in" fo:margin-bottom="0in" style:contextual-spacing="false"/>
      <style:text-properties fo:language="en" fo:country="US" fo:font-weight="bold" style:language-asian="en" style:country-asian="US" style:font-weight-asian="bold"/>
    </style:style>
    <style:style style:name="P19" style:family="paragraph" style:parent-style-name="Standard">
      <style:paragraph-properties fo:margin-top="0.0835in" fo:margin-bottom="0in" style:contextual-spacing="false">
        <style:tab-stops>
          <style:tab-stop style:position="1.6256in"/>
        </style:tab-stops>
      </style:paragraph-properties>
    </style:style>
    <style:style style:name="P20" style:family="paragraph" style:parent-style-name="Standard">
      <style:paragraph-properties fo:margin-top="0.0835in" fo:margin-bottom="0in" style:contextual-spacing="false" fo:text-align="center" style:justify-single-word="false"/>
    </style:style>
    <style:style style:name="P21" style:family="paragraph" style:parent-style-name="Standard">
      <style:paragraph-properties fo:margin-top="0.0835in" fo:margin-bottom="0in" style:contextual-spacing="false" fo:text-align="end" style:justify-single-word="false"/>
    </style:style>
    <style:style style:name="P22" style:family="paragraph" style:parent-style-name="Standard">
      <style:paragraph-properties fo:margin-top="0.0835in" fo:margin-bottom="0in" style:contextual-spacing="false" style:snap-to-layout-grid="false"/>
    </style:style>
    <style:style style:name="P23" style:family="paragraph" style:parent-style-name="Standard">
      <style:paragraph-properties fo:margin-top="0.0835in" fo:margin-bottom="0in" style:contextual-spacing="false" style:snap-to-layout-grid="false">
        <style:tab-stops>
          <style:tab-stop style:position="0.4925in"/>
          <style:tab-stop style:position="2.1661in"/>
          <style:tab-stop style:position="3.3472in"/>
        </style:tab-stops>
      </style:paragraph-properties>
    </style:style>
    <style:style style:name="P24" style:family="paragraph" style:parent-style-name="Standard" style:list-style-name="WW8Num12">
      <style:paragraph-properties fo:margin-top="0.0835in" fo:margin-bottom="0in" style:contextual-spacing="false"/>
    </style:style>
    <style:style style:name="P25" style:family="paragraph" style:parent-style-name="Standard">
      <style:paragraph-properties fo:margin-top="0.0835in" fo:margin-bottom="0in" style:contextual-spacing="false" fo:text-align="end" style:justify-single-word="false" fo:padding-left="0in" fo:padding-right="0in" fo:padding-top="0in" fo:padding-bottom="0.0138in" fo:border-left="none" fo:border-right="none" fo:border-top="none" fo:border-bottom="0.74pt dotted #000000"/>
    </style:style>
    <style:style style:name="P26" style:family="paragraph" style:parent-style-name="Standard">
      <style:paragraph-properties fo:margin-top="0.0693in" fo:margin-bottom="0in" style:contextual-spacing="false"/>
    </style:style>
    <style:style style:name="P27" style:family="paragraph" style:parent-style-name="Standard">
      <style:paragraph-properties fo:margin-top="0.0555in" fo:margin-bottom="0in" style:contextual-spacing="false">
        <style:tab-stops>
          <style:tab-stop style:position="1.6256in"/>
        </style:tab-stops>
      </style:paragraph-properties>
    </style:style>
    <style:style style:name="P28" style:family="paragraph" style:parent-style-name="Standard">
      <style:paragraph-properties fo:margin-left="0.4925in" fo:margin-right="0in" fo:margin-top="0.0835in" fo:margin-bottom="0.0835in" style:contextual-spacing="false" fo:text-indent="0in" style:auto-text-indent="false"/>
    </style:style>
    <style:style style:name="P29" style:family="paragraph" style:parent-style-name="Standard">
      <style:paragraph-properties fo:margin-left="0.4925in" fo:margin-right="0in" fo:margin-top="0.0835in" fo:margin-bottom="0.0835in" style:contextual-spacing="false" fo:text-indent="0in" style:auto-text-indent="false">
        <style:tab-stops>
          <style:tab-stop style:position="0.4925in"/>
          <style:tab-stop style:position="7.5799in"/>
        </style:tab-stops>
      </style:paragraph-properties>
    </style:style>
    <style:style style:name="P30" style:family="paragraph" style:parent-style-name="Standard">
      <style:paragraph-properties fo:margin-left="0.4925in" fo:margin-right="0in" fo:margin-top="0.0835in" fo:margin-bottom="0in" style:contextual-spacing="false" fo:text-indent="0in" style:auto-text-indent="false"/>
    </style:style>
    <style:style style:name="P31" style:family="paragraph" style:parent-style-name="Standard">
      <style:paragraph-properties fo:margin-left="0.4925in" fo:margin-right="0in" fo:text-indent="0in" style:auto-text-indent="false"/>
    </style:style>
    <style:style style:name="P32" style:family="paragraph" style:parent-style-name="Standard">
      <style:paragraph-properties fo:margin-left="-0.0484in" fo:margin-right="0in" fo:margin-top="0.0835in" fo:margin-bottom="0in" style:contextual-spacing="false" fo:text-align="center" style:justify-single-word="false" fo:text-indent="0in" style:auto-text-indent="false"/>
    </style:style>
    <style:style style:name="P33" style:family="paragraph" style:parent-style-name="Standard">
      <style:paragraph-properties fo:margin-left="0.4925in" fo:margin-right="0in" fo:margin-top="0.0835in" fo:margin-bottom="0in" style:contextual-spacing="false" fo:text-indent="-0.4925in" style:auto-text-indent="false"/>
    </style:style>
    <style:style style:name="P34" style:family="paragraph" style:parent-style-name="Standard">
      <style:paragraph-properties fo:margin-left="0.4925in" fo:margin-right="0in" fo:margin-top="0.0835in" fo:margin-bottom="0in" style:contextual-spacing="false" fo:text-indent="-0.4925in" style:auto-text-indent="false">
        <style:tab-stops>
          <style:tab-stop style:position="2.7638in"/>
          <style:tab-stop style:position="4.7165in"/>
        </style:tab-stops>
      </style:paragraph-properties>
    </style:style>
    <style:style style:name="P35" style:family="paragraph" style:parent-style-name="Standard">
      <style:paragraph-properties fo:margin-left="0.4925in" fo:margin-right="0in" fo:margin-top="0.0835in" fo:margin-bottom="0in" style:contextual-spacing="false" fo:text-indent="-0.4925in" style:auto-text-indent="false">
        <style:tab-stops>
          <style:tab-stop style:position="2.461in"/>
          <style:tab-stop style:position="5.3161in"/>
        </style:tab-stops>
      </style:paragraph-properties>
    </style:style>
    <style:style style:name="P36" style:family="paragraph" style:parent-style-name="Standard">
      <style:paragraph-properties fo:margin-left="0.4925in" fo:margin-right="0in" fo:margin-top="0.0835in" fo:margin-bottom="0.0835in" style:contextual-spacing="false" fo:text-indent="-0.4925in" style:auto-text-indent="false"/>
    </style:style>
    <style:style style:name="P37" style:family="paragraph" style:parent-style-name="Standard">
      <style:paragraph-properties fo:margin-left="0.4925in" fo:margin-right="0in" fo:margin-top="0.0835in" fo:margin-bottom="0.0835in" style:contextual-spacing="false" fo:text-indent="-0.4925in" style:auto-text-indent="false">
        <style:tab-stops>
          <style:tab-stop style:position="2.7638in"/>
          <style:tab-stop style:position="4.7165in"/>
        </style:tab-stops>
      </style:paragraph-properties>
    </style:style>
    <style:style style:name="P38" style:family="paragraph" style:parent-style-name="Standard">
      <style:paragraph-properties fo:margin-left="0.4925in" fo:margin-right="0in" fo:margin-top="0.0835in" fo:margin-bottom="0.0835in" style:contextual-spacing="false" fo:text-indent="-0.4925in" style:auto-text-indent="false">
        <style:tab-stops>
          <style:tab-stop style:position="2.461in"/>
          <style:tab-stop style:position="5.3161in"/>
        </style:tab-stops>
      </style:paragraph-properties>
      <style:text-properties fo:language="en" fo:country="US" style:language-asian="en" style:country-asian="US"/>
    </style:style>
    <style:style style:name="P39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40" style:family="paragraph" style:parent-style-name="Standard">
      <style:paragraph-properties fo:margin-left="0in" fo:margin-right="0in" fo:margin-top="0.0835in" fo:margin-bottom="0.0835in" style:contextual-spacing="false" fo:text-indent="-0.5075in" style:auto-text-indent="false">
        <style:tab-stops>
          <style:tab-stop style:position="0.4925in"/>
        </style:tab-stops>
      </style:paragraph-properties>
    </style:style>
    <style:style style:name="P41" style:family="paragraph" style:parent-style-name="Standard">
      <style:paragraph-properties fo:margin-left="0.4925in" fo:margin-right="0.2465in" fo:margin-top="0.4165in" fo:margin-bottom="0in" style:contextual-spacing="false" fo:text-indent="0in" style:auto-text-indent="false" fo:padding-left="0in" fo:padding-right="0in" fo:padding-top="0in" fo:padding-bottom="0.0138in" fo:border-left="none" fo:border-right="none" fo:border-top="none" fo:border-bottom="0.74pt dotted #000000"/>
    </style:style>
    <style:style style:name="P42" style:family="paragraph" style:parent-style-name="Standard">
      <style:paragraph-properties fo:margin-left="0in" fo:margin-right="0.2953in" fo:margin-top="0.4165in" fo:margin-bottom="0in" style:contextual-spacing="false" fo:text-indent="0in" style:auto-text-indent="false" fo:padding-left="0in" fo:padding-right="0in" fo:padding-top="0in" fo:padding-bottom="0.0138in" fo:border-left="none" fo:border-right="none" fo:border-top="none" fo:border-bottom="0.74pt dotted #000000"/>
    </style:style>
    <style:style style:name="P43" style:family="paragraph" style:parent-style-name="Standard">
      <style:paragraph-properties fo:margin-top="0in" fo:margin-bottom="0.1665in" style:contextual-spacing="false"/>
    </style:style>
    <style:style style:name="P44" style:family="paragraph" style:parent-style-name="Header">
      <style:paragraph-properties fo:text-align="end" style:justify-single-word="false"/>
    </style:style>
    <style:style style:name="P45" style:family="paragraph" style:parent-style-name="Heading_20_1" style:master-page-name="First_20_Page">
      <style:paragraph-properties style:page-number="auto"/>
    </style:style>
    <style:style style:name="P4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Arial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language="en" fo:country="US" fo:font-weight="bold" style:language-asian="en" style:country-asian="US" style:font-weight-asian="bold"/>
    </style:style>
    <style:style style:name="T6" style:family="text">
      <style:text-properties fo:language="en" fo:country="US" fo:font-weight="bold" style:font-name-asian="Arial" style:language-asian="en" style:country-asian="US" style:font-weight-asian="bold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fo:language="en" fo:country="GB" fo:font-weight="bold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Courier New" style:font-name-complex="Courier New"/>
    </style:style>
    <style:style style:name="gr1" style:family="graphic">
      <style:graphic-properties draw:stroke="dash" draw:stroke-dash="Dash_20_2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Formblatt Anzeige einer Änderu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1" office:value-type="string">
            <text:p text:style-name="P8">
							<field:fieldmark text:name="__Fieldmark__0_1479532265" field:type="vnd.oasis.opendocument.field.FORMCHECKBOX">
								<field:param field:name="Checkbox_HelpText" field:value=""/>
								<field:param field:name="Checkbox_Name" field:value="Kontrollkästchen85"/>
							</field:fieldmark>
							<text:span text:style-name="T1">
								<text:s/>Anzeige nach § 15 Abs. 1 BImSchG </text:span>
						</text:p>
            <text:p text:style-name="P8">
							<field:fieldmark text:name="__Fieldmark__1_1479532265" field:type="vnd.oasis.opendocument.field.FORMCHECKBOX">
								<field:param field:name="Checkbox_HelpText" field:value=""/>
								<field:param field:name="Checkbox_Name" field:value="Kontrollkästchen85"/>
							</field:fieldmark>
							<text:span text:style-name="T1">
								<text:s/>Anzeige gemäß § 4 Abs. 5 TEHG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office:value-type="string">
            <text:p text:style-name="P2"/>
          </table:table-cell>
        </table:table-row>
        <table:table-row table:style-name="Table1.2">
          <table:table-cell table:style-name="Table1.A1" table:number-columns-spanned="11" office:value-type="string">
            <text:p text:style-name="P1">
							<text:span text:style-name="T1">1.</text:span>
							<text:tab/>
							<text:span text:style-name="T1">Genehmigungsbehörde / Betreiber/in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office:value-type="string">
            <text:p text:style-name="P2"/>
          </table:table-cell>
        </table:table-row>
        <table:table-row table:style-name="Table1.2">
          <table:table-cell table:style-name="Table1.A3" table:number-columns-spanned="5" office:value-type="string">
            <text:p text:style-name="P14">Anschrift der Genehmigungsbehörde</text:p>
            <text:p text:style-name="P5">
							<field:fieldmark-start text:name="__Fieldmark__2_1479532265" field:type="vnd.oasis.opendocument.field.FORMTEXT">
								<field:param field:name="Description" field:value=""/>
								<field:param field:name="Name" field:value="Text7"/>
							</field:fieldmark-start>
							<text:span text:style-name="T2"/>
							<field:fieldmark-end/>
						</text:p>
            <text:p text:style-name="P5">
							<field:fieldmark-start text:name="__Fieldmark__3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5">
							<field:fieldmark-start text:name="__Fieldmark__4_1479532265" field:type="vnd.oasis.opendocument.field.FORMTEXT">
								<field:param field:name="Description" field:value=""/>
								<field:param field:name="Name" field:value="Text8"/>
							</field:fieldmark-start>
							<text:span text:style-name="T2"/>
							<field:fieldmark-end/>
						</text:p>
            <text:p text:style-name="P5">
							<field:fieldmark-start text:name="__Fieldmark__5_1479532265" field:type="vnd.oasis.opendocument.field.FORMTEXT">
								<field:param field:name="Description" field:value=""/>
								<field:param field:name="Name" field:value="Text9"/>
							</field:fieldmark-start>
							<text:span text:style-name="T2"/>
							<field:fieldmark-end/>
						</text:p>
            <text:p text:style-name="P5">
							<field:fieldmark-start text:name="__Fieldmark__6_1479532265" field:type="vnd.oasis.opendocument.field.FORMTEXT">
								<field:param field:name="Description" field:value=""/>
								<field:param field:name="Name" field:value="Text10"/>
							</field:fieldmark-start>
							<text:span text:style-name="T2"/>
							<field:fieldmark-end/>
						</text:p>
            <text:p text:style-name="P9">
							<field:fieldmark-start text:name="__Fieldmark__7_1479532265" field:type="vnd.oasis.opendocument.field.FORMTEXT">
								<field:param field:name="Description" field:value=""/>
								<field:param field:name="Name" field:value="Text11"/>
							</field:fieldmark-start>
							<text:span text:style-name="T2"/>
							<field:fieldmark-end/>
						</text:p>
          </table:table-cell>
          <table:covered-table-cell/>
          <table:covered-table-cell/>
          <table:covered-table-cell/>
          <table:covered-table-cell/>
          <table:table-cell table:style-name="Table1.F3" table:number-columns-spanned="6" office:value-type="string">
            <text:p text:style-name="P13">Eingangsvermerk der Genehmigungsbehörde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L3" office:value-type="string">
            <text:p text:style-name="P2"/>
          </table:table-cell>
        </table:table-row>
        <table:table-row table:style-name="Table1.4">
          <table:table-cell table:style-name="Table1.A4" table:number-columns-spanned="5" office:value-type="string">
            <text:p text:style-name="P12">
							<draw:line text:anchor-type="char" draw:z-index="2" draw:style-name="gr1" draw:text-style-name="P46" svg:x1="3.4138in" svg:y1="1.2091in" svg:x2="6.4146in" svg:y2="1.2098in">
								<text:p/>
							</draw:line>
							<draw:line text:anchor-type="char" draw:z-index="1" draw:style-name="gr1" draw:text-style-name="P46" svg:x1="3.4154in" svg:y1="0.748in" svg:x2="6.4161in" svg:y2="0.7488in">
								<text:p/>
							</draw:line>
							<draw:line text:anchor-type="char" draw:z-index="0" draw:style-name="gr1" draw:text-style-name="P46" svg:x1="3.4154in" svg:y1="0.2756in" svg:x2="6.4161in" svg:y2="0.2764in">
								<text:p/>
							</draw:line>
							<text:span text:style-name="T3">Name/Anschrift des Anlagenbetreibers / der Anlagen-betreiberin</text:span>
						</text:p>
            <text:p text:style-name="P5">
							<field:fieldmark-start text:name="__Fieldmark__8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5">
							<field:fieldmark-start text:name="__Fieldmark__9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5">
							<field:fieldmark-start text:name="__Fieldmark__10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5">
							<field:fieldmark-start text:name="__Fieldmark__11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5">
							<field:fieldmark-start text:name="__Fieldmark__12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5">
							<field:fieldmark-start text:name="__Fieldmark__13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18">
							<field:fieldmark-start text:name="__Fieldmark__14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</table:table-cell>
          <table:covered-table-cell/>
          <table:covered-table-cell/>
          <table:covered-table-cell/>
          <table:covered-table-cell/>
          <table:table-cell table:style-name="Table1.F4" table:number-columns-spanned="6" office:value-type="string">
            <text:p text:style-name="P18">
							<field:fieldmark-start text:name="__Fieldmark__15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26">
							<text:span text:style-name="T3">Geschäftszeichen des Betreibers / der Betreiberin</text:span>
						</text:p>
            <text:p text:style-name="P18">
							<field:fieldmark-start text:name="__Fieldmark__16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13">Abteilung</text:p>
            <text:p text:style-name="P18">
							<field:fieldmark-start text:name="__Fieldmark__17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13">Bearbeiter/Ansprechpartner</text:p>
            <text:p text:style-name="P19">
							<field:fieldmark-start text:name="__Fieldmark__18_1479532265" field:type="vnd.oasis.opendocument.field.FORMTEXT">
								<field:param field:name="Description" field:value=""/>
								<field:param field:name="Name" field:value=""/>
							</field:fieldmark-start>
							<text:span text:style-name="T6"/>
							<text:span text:style-name="T5"/>
							<field:fieldmark-end/>
							<text:tab/>
							<field:fieldmark-start text:name="__Fieldmark__19_1479532265" field:type="vnd.oasis.opendocument.field.FORMTEXT">
								<field:param field:name="Description" field:value=""/>
								<field:param field:name="Name" field:value=""/>
							</field:fieldmark-start>
							<text:span text:style-name="T5"/>
							<field:fieldmark-end/>
						</text:p>
            <text:p text:style-name="P27">
							<draw:line text:anchor-type="char" draw:z-index="4" draw:style-name="gr1" draw:text-style-name="P46" svg:x1="1.5543in" svg:y1="0.0398in" svg:x2="2.9551in" svg:y2="0.0406in">
								<text:p/>
							</draw:line>
							<draw:line text:anchor-type="char" draw:z-index="3" draw:style-name="gr1" draw:text-style-name="P46" svg:x1="0in" svg:y1="0.0398in" svg:x2="1.3008in" svg:y2="0.0406in">
								<text:p/>
							</draw:line>
							<text:span text:style-name="T3">Telefon<text:tab/>Telefax</text:span>
						</text:p>
            <text:p text:style-name="P17">
							<field:fieldmark-start text:name="__Fieldmark__20_1479532265" field:type="vnd.oasis.opendocument.field.FORMTEXT">
								<field:param field:name="Description" field:value=""/>
								<field:param field:name="Name" field:value=""/>
							</field:fieldmark-start>
							<text:span text:style-name="T2"/>
							<field:fieldmark-end/>
						</text:p>
            <text:p text:style-name="P15">
							<draw:line text:anchor-type="char" draw:z-index="5" draw:style-name="gr1" draw:text-style-name="P46" svg:x1="0in" svg:y1="0.0398in" svg:x2="3.0008in" svg:y2="0.0406in">
								<text:p/>
							</draw:line>E-Mai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4" office:value-type="string">
            <text:p text:style-name="P2"/>
          </table:table-cell>
        </table:table-row>
        <table:table-row table:style-name="Table1.5">
          <table:table-cell table:style-name="Table1.A5" table:number-columns-spanned="11" office:value-type="string">
            <text:p text:style-name="P16">2.<text:tab/>Bezeichnung/Zweck der Anlage in Anlehnung an die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5" office:value-type="string">
            <text:p text:style-name="P4"/>
          </table:table-cell>
        </table:table-row>
        <table:table-row table:style-name="Table1.6">
          <table:table-cell table:style-name="Table1.A5" table:number-columns-spanned="11" office:value-type="string">
            <text:p text:style-name="P28">
							<field:fieldmark-start text:name="__Fieldmark__21_1479532265" field:type="vnd.oasis.opendocument.field.FORMTEXT">
								<field:param field:name="Description" field:value=""/>
								<field:param field:name="Name" field:value="TBG01_1_2x18"/>
							</field:fieldmark-start>
							<text:span text:style-name="FeldZ">
								<text:span text:style-name="T9"/>
							</text:span>
							<text:span text:style-name="FeldZ">
								<text:span text:style-name="T8"/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6" office:value-type="string">
            <text:p text:style-name="P2"/>
          </table:table-cell>
        </table:table-row>
        <table:table-row table:style-name="Table1.7">
          <table:table-cell table:style-name="Table1.A4" office:value-type="string">
            <text:p text:style-name="P20">
							<text:bookmark-start text:name="TBG01_1_2x19"/>Nr.:<text:span text:style-name="FeldZ"> </text:span>
							<text:bookmark-end text:name="TBG01_1_2x19"/>
							<field:fieldmark-start text:name="__Fieldmark__22_1479532265" field:type="vnd.oasis.opendocument.field.FORMTEXT">
								<field:param field:name="Description" field:value=""/>
								<field:param field:name="Name" field:value=""/>
							</field:fieldmark-start>
							<text:span text:style-name="FeldZ">
								<text:span text:style-name="T8">
									<text:s text:c="5"/>
								</text:span>
							</text:span>
							<field:fieldmark-end/>
						</text:p>
          </table:table-cell>
          <table:table-cell table:style-name="Table1.F4" table:number-columns-spanned="7" office:value-type="string">
            <text:p text:style-name="P32">des Anhangs 1 der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4" office:value-type="string">
            <text:p text:style-name="P16">
							<field:fieldmark text:name="__Fieldmark__23_1479532265" field:type="vnd.oasis.opendocument.field.FORMCHECKBOX">
								<field:param field:name="Checkbox_HelpText" field:value=""/>
								<field:param field:name="Checkbox_Name" field:value="Kontrollkästchen85"/>
							</field:fieldmark>
						</text:p>
          </table:table-cell>
          <table:table-cell table:style-name="Table1.F4" table:number-columns-spanned="2" office:value-type="string">
            <text:p text:style-name="P12">Anlage gemäß RL 2010/75/EU </text:p>
            <text:p text:style-name="P12">(IE-Anlage)</text:p>
          </table:table-cell>
          <table:covered-table-cell/>
          <table:table-cell table:style-name="Table1.L7" office:value-type="string">
            <text:p text:style-name="P2"/>
          </table:table-cell>
        </table:table-row>
        <table:table-row table:style-name="Table1.8">
          <table:table-cell table:style-name="Table1.A8" table:number-columns-spanned="11" office:value-type="string">
            <text:p text:style-name="P33">
							<text:span text:style-name="T1">3.<text:tab/>Folgende Genehmigungen, Erlaubnisse, Ausnahmen etc. werden / wurden bei anderen Behörden beantragt:</text:span>
						</text:p>
            <text:p text:style-name="P34">
							<text:span text:style-name="T1">
								<text:tab/>
							</text:span>
							<field:fieldmark text:name="__Fieldmark__24_1479532265" field:type="vnd.oasis.opendocument.field.FORMCHECKBOX">
								<field:param field:name="Checkbox_HelpText" field:value=""/>
								<field:param field:name="Checkbox_Name" field:value="Kontrollkästchen85"/>
							</field:fieldmark>
							<text:span text:style-name="T10">
								<text:s/>§§ 54, 64 HBO<text:tab/>
							</text:span>
							<field:fieldmark text:name="__Fieldmark__25_1479532265" field:type="vnd.oasis.opendocument.field.FORMCHECKBOX">
								<field:param field:name="Checkbox_HelpText" field:value=""/>
								<field:param field:name="Checkbox_Name" field:value="Kontrollkästchen86"/>
							</field:fieldmark>
							<text:span text:style-name="T10">
								<text:s/>§ 63 WHG<text:tab/>
							</text:span>
							<field:fieldmark text:name="__Fieldmark__26_1479532265" field:type="vnd.oasis.opendocument.field.FORMCHECKBOX">
								<field:param field:name="Checkbox_HelpText" field:value=""/>
								<field:param field:name="Checkbox_Name" field:value="Kontrollkästchen87"/>
							</field:fieldmark>
							<text:span text:style-name="T10">
								<text:s/>§ 41 Abs. 1 HWG</text:span>
						</text:p>
            <text:p text:style-name="P34">
							<text:span text:style-name="T10">
								<text:tab/>
							</text:span>
							<field:fieldmark text:name="__Fieldmark__27_1479532265" field:type="vnd.oasis.opendocument.field.FORMCHECKBOX">
								<field:param field:name="Checkbox_HelpText" field:value=""/>
								<field:param field:name="Checkbox_Name" field:value="Kontrollkästchen88"/>
							</field:fieldmark>
							<text:span text:style-name="T1">
								<text:s/>§ 13 Abs. 1 Nr. 1 BetrSichV (Dampfkesselanlagen)</text:span>
						</text:p>
            <text:p text:style-name="P37">
							<text:span text:style-name="T1">
								<text:tab/>
							</text:span>
							<field:fieldmark text:name="__Fieldmark__28_1479532265" field:type="vnd.oasis.opendocument.field.FORMCHECKBOX">
								<field:param field:name="Checkbox_HelpText" field:value=""/>
								<field:param field:name="Checkbox_Name" field:value="Kontrollkästchen89"/>
							</field:fieldmark>
							<text:span text:style-name="T1">
								<text:s/>§ 13 Abs. 1 Nr. 3 BetrSichV (Anlagen mit leicht- / hochentzündlichen Flüssigkeiten)</text:span>
						</text:p>
            <text:p text:style-name="P29">
							<field:fieldmark text:name="__Fieldmark__29_1479532265" field:type="vnd.oasis.opendocument.field.FORMCHECKBOX">
								<field:param field:name="Checkbox_HelpText" field:value=""/>
								<field:param field:name="Checkbox_Name" field:value="Kontrollkästchen89"/>
							</field:fieldmark>
							<text:span text:style-name="T1">
								<text:s/>
							</text:span>
							<field:fieldmark-start text:name="__Fieldmark__30_1479532265" field:type="vnd.oasis.opendocument.field.FORMTEXT">
								<field:param field:name="Description" field:value=""/>
								<field:param field:name="Name" field:value=""/>
							</field:fieldmark-start>
							<text:span text:style-name="T1"/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8" office:value-type="string">
            <text:p text:style-name="P4"/>
          </table:table-cell>
        </table:table-row>
        <table:table-row table:style-name="Table1.9">
          <table:table-cell table:style-name="Table1.A1" table:number-columns-spanned="11" office:value-type="string">
            <text:p text:style-name="P33">
							<text:span text:style-name="T1">4.<text:tab/>Datum, Behörde und Geschäftszeichen der letzten Genehmigung(en) nach §§ 4 und 16 bzw. Anzeige nach § 67 Abs. 2 BImSchG, auf die sich die geplante Änderung bezieht</text:span>
						</text:p>
            <text:p text:style-name="P36">
							<text:span text:style-name="T1">
								<text:tab/>
							</text:span>
							<text:span text:style-name="T4">(Bereits vorliegende Anzeigen, Genehmigungen, Erlaubnisse u.ä. werden in Bezug genommen. Sie sind im beigefügten Formular 1/2 <text:s/>„Genehmigungsbestand der gesamten Anlage“ vollständig aufgelistet.)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9" office:value-type="string">
            <text:p text:style-name="P4"/>
          </table:table-cell>
        </table:table-row>
        <table:table-row table:style-name="Table1.8">
          <table:table-cell table:style-name="Table1.A8" table:number-columns-spanned="3" office:value-type="string">
            <text:p text:style-name="P35">Behörde</text:p>
            <text:p text:style-name="P38">
							<field:fieldmark-start text:name="__Fieldmark__31_1479532265" field:type="vnd.oasis.opendocument.field.FORMTEXT">
								<field:param field:name="Description" field:value=""/>
								<field:param field:name="Name" field:value="Text12"/>
							</field:fieldmark-start>
							<text:span text:style-name="T2"/>
							<field:fieldmark-end/>
						</text:p>
          </table:table-cell>
          <table:covered-table-cell/>
          <table:covered-table-cell/>
          <table:table-cell table:style-name="Table1.A8" table:number-columns-spanned="7" office:value-type="string">
            <text:p text:style-name="P35">Aktenzeichen</text:p>
            <text:p text:style-name="P38">
							<field:fieldmark-start text:name="__Fieldmark__32_1479532265" field:type="vnd.oasis.opendocument.field.FORMTEXT">
								<field:param field:name="Description" field:value=""/>
								<field:param field:name="Name" field:value="Text13"/>
							</field:fieldmark-start>
							<text:span text:style-name="T2">SOS</text:span>
							<field:fieldmark-end/>
						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8" office:value-type="string">
            <text:p text:style-name="P35">Datum</text:p>
            <text:p text:style-name="P38">
							<field:fieldmark-start text:name="__Fieldmark__33_1479532265" field:type="vnd.oasis.opendocument.field.FORMTEXT">
								<field:param field:name="Description" field:value=""/>
								<field:param field:name="Name" field:value="Text14"/>
							</field:fieldmark-start>
							<text:span text:style-name="T2"/>
							<field:fieldmark-end/>
						</text:p>
          </table:table-cell>
          <table:table-cell table:style-name="Table1.L10" office:value-type="string">
            <text:p text:style-name="P4"/>
          </table:table-cell>
        </table:table-row>
        <text:soft-page-break/>
        <table:table-row table:style-name="Table1.8">
          <table:table-cell table:style-name="Table1.A1" table:number-columns-spanned="11" office:value-type="string">
            <text:p text:style-name="P36">
							<text:span text:style-name="T1">5.<text:tab/>Genauere Eingrenzungen des Anzeigegegenstandes (Projekts) unter Angabe der besonderen Merkmale der Anlage/Anlagenänderung (Kapazität, Leistung, Betriebsweise, Betriebszeiten, Typ, Lage etc.)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1" office:value-type="string">
            <text:p text:style-name="P4"/>
          </table:table-cell>
        </table:table-row>
        <table:table-row table:style-name="Table1.12">
          <table:table-cell table:style-name="Table1.A5" table:number-columns-spanned="11" office:value-type="string">
            <text:p text:style-name="P30">
							<field:fieldmark-start text:name="__Fieldmark__34_1479532265" field:type="vnd.oasis.opendocument.field.FORMTEXT">
								<field:param field:name="Description" field:value=""/>
								<field:param field:name="Name" field:value="㄰ㅟ㉟㉸1꤀ᘀĤ␗䤁ŦĀ℀v栁㔁זĀः⌧vँ㨧ୖȀ䚖܀五ጂブ＀Ć＀Ć＀Ć＀Ć＀＀伃ᠧ϶F혵́✉혯ԁ혯ਁ＀Ć혴ԁ㐀ۖĀ̊F瑹˨v␖ᜁĤ晉阁瘡ĀŨ혵́✉瘣Ā✉嘺阂F鐇︠伃ᠧ϶F혵́✉혯ଁ＀Ć혯Ё혴ԁ㐀ۖĀ̊F瑹䞽afD7吋䝂㄰ㅟ㍟ㅸÄ␖ᜁĤ晉阁瘡ȀŨ혵́௧혵ą̂ᬢ瘣Ā௧瘣ȁᬢ嘺阂F鐇︠伃ᠧ϶F혵́௧혵ą̂ᬢ혯ȁ＀Ć혯ఁ＀؆혯Ă혯ċȂ＀؆혯ċЂ肀Ć혯ċࠂ＀Ć혴ԁ㐀ۖĀ̊F瑹䞽afD7吋䝂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2" office:value-type="string">
            <text:p text:style-name="P4"/>
          </table:table-cell>
        </table:table-row>
        <table:table-row table:style-name="Table1.5">
          <table:table-cell table:style-name="Table1.A1" table:number-columns-spanned="11" office:value-type="string">
            <text:p text:style-name="P12">
							<text:span text:style-name="T1">6.<text:tab/>Angaben zum Standort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3" office:value-type="string">
            <text:p text:style-name="P4"/>
          </table:table-cell>
        </table:table-row>
        <table:table-row table:style-name="Table1.5">
          <table:table-cell table:style-name="Table1.A14" table:number-columns-spanned="2" office:value-type="string">
            <text:p text:style-name="P21">Werk/Betrieb:</text:p>
          </table:table-cell>
          <table:covered-table-cell/>
          <table:table-cell table:style-name="Table1.C14" table:number-columns-spanned="9" office:value-type="string">
            <text:p text:style-name="P12">
							<text:span text:style-name="T2">
								<text:s/>
							</text:span>
							<field:fieldmark-start text:name="__Fieldmark__35_1479532265" field:type="vnd.oasis.opendocument.field.FORMTEXT">
								<field:param field:name="Description" field:value=""/>
								<field:param field:name="Name" field:value="㄰ㅟ㍟ㅸÄ␖ᜁĤ晉阁瘡ȀŨ혵́௧혵ą̂ᬢ瘣Ā௧瘣ȁᬢ嘺阂F鐇︠伃ᠧ϶F혵́௧혵ą̂ᬢ혯ȁ＀Ć혯ఁ＀؆혯Ă혯ċȂ＀؆혯ċЂ肀Ć혯ċࠂ＀Ć혴ԁ㐀ۖĀ̊F瑹䞽afD7吋䝂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4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Straße, Hausnummer:</text:p>
          </table:table-cell>
          <table:covered-table-cell/>
          <table:table-cell table:style-name="Table1.C15" table:number-columns-spanned="9" office:value-type="string">
            <text:p text:style-name="P12">
							<text:span text:style-name="T2">
								<text:s/>
							</text:span>
							<field:fieldmark-start text:name="__Fieldmark__36_1479532265" field:type="vnd.oasis.opendocument.field.FORMTEXT">
								<field:param field:name="Description" field:value=""/>
								<field:param field:name="Name" field:value="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5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Postleitzahl, Ort:</text:p>
          </table:table-cell>
          <table:covered-table-cell/>
          <table:table-cell table:style-name="Table1.C15" table:number-columns-spanned="9" office:value-type="string">
            <text:p text:style-name="P12">
							<text:span text:style-name="T2">
								<text:s/>
							</text:span>
							<field:fieldmark-start text:name="__Fieldmark__37_1479532265" field:type="vnd.oasis.opendocument.field.FORMTEXT">
								<field:param field:name="Description" field:value=""/>
								<field:param field:name="Name" field:value="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6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Kreis/kreisfreie Stadt:</text:p>
          </table:table-cell>
          <table:covered-table-cell/>
          <table:table-cell table:style-name="Table1.C15" table:number-columns-spanned="9" office:value-type="string">
            <text:p text:style-name="P12">
							<text:span text:style-name="T2">
								<text:s/>
							</text:span>
							<field:fieldmark-start text:name="__Fieldmark__38_1479532265" field:type="vnd.oasis.opendocument.field.FORMTEXT">
								<field:param field:name="Description" field:value=""/>
								<field:param field:name="Name" field:value="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7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Gemarkung:</text:p>
          </table:table-cell>
          <table:covered-table-cell/>
          <table:table-cell table:style-name="Table1.C15" table:number-columns-spanned="9" office:value-type="string">
            <text:p text:style-name="P12">
							<text:span text:style-name="T2">
								<text:s/>
							</text:span>
							<field:fieldmark-start text:name="__Fieldmark__39_1479532265" field:type="vnd.oasis.opendocument.field.FORMTEXT">
								<field:param field:name="Description" field:value=""/>
								<field:param field:name="Name" field:value="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8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Flur:</text:p>
          </table:table-cell>
          <table:covered-table-cell/>
          <table:table-cell table:style-name="Table1.C15" table:number-columns-spanned="9" office:value-type="string">
            <text:p text:style-name="P12">
							<text:span text:style-name="T2">
								<text:s/>
							</text:span>
							<field:fieldmark-start text:name="__Fieldmark__40_1479532265" field:type="vnd.oasis.opendocument.field.FORMTEXT">
								<field:param field:name="Description" field:value=""/>
								<field:param field:name="Name" field:value="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9" office:value-type="string">
            <text:p text:style-name="P2"/>
          </table:table-cell>
        </table:table-row>
        <table:table-row table:style-name="Table1.5">
          <table:table-cell table:style-name="Table1.A20" table:number-columns-spanned="2" office:value-type="string">
            <text:p text:style-name="P21">Flurstück:</text:p>
          </table:table-cell>
          <table:covered-table-cell/>
          <table:table-cell table:style-name="Table1.C15" table:number-columns-spanned="9" office:value-type="string">
            <text:p text:style-name="P12">
							<text:span text:style-name="T2">
								<text:s/>
							</text:span>
							<field:fieldmark-start text:name="__Fieldmark__41_1479532265" field:type="vnd.oasis.opendocument.field.FORMTEXT">
								<field:param field:name="Description" field:value=""/>
								<field:param field:name="Name" field:value="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0" office:value-type="string">
            <text:p text:style-name="P2"/>
          </table:table-cell>
        </table:table-row>
        <table:table-row table:style-name="Table1.21">
          <table:table-cell table:style-name="Table1.A4" table:number-columns-spanned="2" office:value-type="string">
            <text:p text:style-name="P21">Gebäudebezeichnung</text:p>
            <text:p text:style-name="P39">gem. Werks-/Lageplan</text:p>
          </table:table-cell>
          <table:covered-table-cell/>
          <table:table-cell table:style-name="Table1.C21" table:number-columns-spanned="9" office:value-type="string">
            <text:p text:style-name="P7">
							<text:span text:style-name="T2">
								<text:s/>
							</text:span>
							<field:fieldmark-start text:name="__Fieldmark__42_1479532265" field:type="vnd.oasis.opendocument.field.FORMTEXT">
								<field:param field:name="Description" field:value=""/>
								<field:param field:name="Name" field:value="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1" office:value-type="string">
            <text:p text:style-name="P2"/>
          </table:table-cell>
        </table:table-row>
        <table:table-row table:style-name="Table1.22">
          <table:table-cell table:style-name="Table1.A22" table:number-columns-spanned="2" office:value-type="string">
            <text:p text:style-name="P6">:</text:p>
          </table:table-cell>
          <table:covered-table-cell/>
          <table:table-cell table:style-name="Table1.C22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2" office:value-type="string">
            <text:p text:style-name="P2"/>
          </table:table-cell>
        </table:table-row>
        <table:table-row table:style-name="Table1.5">
          <table:table-cell table:style-name="Table1.A23" table:number-columns-spanned="12" office:value-type="string">
            <text:p text:style-name="P12">
							<text:span text:style-name="T1">7.</text:span>
							<text:tab/>
							<text:span text:style-name="T1">Die Gesamtkosten (Gesamtbaukosten und Einrichtungskosten) werden voraussichtlich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E24" table:number-columns-spanned="3" office:value-type="string">
            <text:p text:style-name="P25">
							<field:fieldmark-start text:name="__Fieldmark__43_1479532265" field:type="vnd.oasis.opendocument.field.FORMTEXT">
								<field:param field:name="Description" field:value="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	<field:param field:name="Name" field:value=""/>
							</field:fieldmark-start>
							<text:span text:style-name="FeldZ">
								<text:span text:style-name="T9">
									<text:s text:c="4"/>
								</text:span>
							</text:span>
							<text:span text:style-name="FeldZ">
								<text:span text:style-name="T8">
									<text:s/>
								</text:span>
							</text:span>
							<field:fieldmark-end/>
						</text:p>
          </table:table-cell>
          <table:covered-table-cell/>
          <table:covered-table-cell/>
          <table:table-cell table:style-name="Table1.H24" table:number-columns-spanned="5" office:value-type="string">
            <text:p text:style-name="P12">Euro betragen.</text:p>
          </table:table-cell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25" table:number-columns-spanned="12" office:value-type="string">
            <text:p text:style-name="P12">
							<text:tab/>In diesen Kosten ist die Umsatzsteuer/Mehrwertsteuer <text:span text:style-name="T11">nicht</text:span> enthalten.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25" table:number-columns-spanned="12" office:value-type="string">
            <text:p text:style-name="P12">
							<text:tab/>Registriertes Unternehmen nach EMAS<text:tab/>
							<text:tab/>
							<field:fieldmark text:name="__Fieldmark__44_1479532265" field:type="vnd.oasis.opendocument.field.FORMCHECKBOX">
								<field:param field:name="Checkbox_HelpText" field:value=""/>
								<field:param field:name="Checkbox_Name" field:value="Kontrollkästchen90"/>
							</field:fieldmark>
							<text:s/>ja<text:tab/>
							<text:tab/>
							<field:fieldmark text:name="__Fieldmark__45_1479532265" field:type="vnd.oasis.opendocument.field.FORMCHECKBOX">
								<field:param field:name="Checkbox_HelpText" field:value=""/>
								<field:param field:name="Checkbox_Name" field:value="Kontrollkästchen91"/>
							</field:fieldmark>
							<text:s/>nein</text:p>
            <text:p text:style-name="P7">
							<text:tab/>Datum der letzten Standorteintragung<text:tab/>
							<text:tab/>
							<field:fieldmark-start text:name="__Fieldmark__46_1479532265" field:type="vnd.oasis.opendocument.field.FORMTEXT">
								<field:param field:name="Description" field:value=""/>
								<field:param field:name="Name" field:value="Text15"/>
							</field:fieldmark-start>
							<text:span text:style-name="T7"/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3" table:number-columns-spanned="12" office:value-type="string">
            <text:p text:style-name="P7">
							<text:span text:style-name="T1">8.<text:tab/>Dem Antrag sind folgende Unterlagen gemäß § 15 i.V.m § 10 Abs. 1 Satz 2 BImSchG beizufügen</text:span>:</text:p>
            <text:p text:style-name="P40"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28" table:number-columns-spanned="12" office:value-type="string">
            <text:list xml:id="list4209924048693283938" text:style-name="WW8Num12">
              <text:list-item>
                <text:p text:style-name="P24">Formular 1/2 <text:s/>„Genehmigungsbestand der gesamten Anlage“</text:p>
              </text:list-item>
              <text:list-item>
                <text:p text:style-name="P24">Textliche Beschreibung der geplanten Änderungen </text:p>
              </text:list-item>
              <text:list-item>
                <text:p text:style-name="P24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 </text:p>
              </text:list-item>
              <text:list-item>
                <text:p text:style-name="P11">Beschreibung der Auswirkungen der geplanten Änderung auf die Schutzgüter des BImSch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23" table:number-columns-spanned="12" office:value-type="string">
            <text:p text:style-name="P12">
							<text:span text:style-name="T1">9.</text:span>
							<text:tab/>Unterschrift des Betreibers / der Betreiber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5" table:number-columns-spanned="6" office:value-type="string">
            <text:p text:style-name="P41">
							<field:fieldmark-start text:name="__Fieldmark__47_1479532265" field:type="vnd.oasis.opendocument.field.FORMTEXT">
								<field:param field:name="Description" field:value=""/>
								<field:param field:name="Name" field:value="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
							</field:fieldmark-start>
							<text:span text:style-name="FeldZ">
								<text:span text:style-name="T2">
									<text:s text:c="4"/>
								</text:span>
							</text:span>
							<text:span text:style-name="FeldZ">
								<text:s/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table:number-columns-spanned="6" office:value-type="string">
            <text:p text:style-name="P42">
							<field:fieldmark-start text:name="__Fieldmark__48_1479532265" field:type="vnd.oasis.opendocument.field.FORMTEXT">
								<field:param field:name="Description" field:value=""/>
								<field:param field:name="Name" field:value=""/>
							</field:fieldmark-start>
							<text:span text:style-name="FeldZ">
								<text:span text:style-name="T2">
									<text:s text:c="4"/>
								</text:span>
							</text:span>
							<text:span text:style-name="FeldZ">
								<text:s/>
							</text:span>
							<field:fieldmark-end/>
						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A8" table:number-columns-spanned="6" office:value-type="string">
            <text:p text:style-name="P31">Unterschrif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1" table:number-columns-spanned="6" office:value-type="string">
            <text:p text:style-name="Standard">Ort, Datum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Dash_20_2" draw:display-name="Dash 2" draw:style="rect" draw:dots1="1" draw:dots1-length="0.0067in" draw:distance="0.0067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1575in" fo:margin-right="0in" fo:margin-top="0in" fo:margin-bottom="0.1665in" style:contextual-spacing="false" fo:text-indent="0in" style:auto-text-indent="false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Unterpunkt" style:family="paragraph" style:list-style-name="WW8StyleNum">
      <style:paragraph-properties fo:margin-left="0.1965in" fo:margin-right="0in" fo:margin-top="0.0972in" fo:margin-bottom="0in" style:contextual-spacing="false" fo:line-height="0.1945in" fo:orphans="2" fo:widows="2" fo:text-indent="-0.1965in" style:auto-text-indent="false" fo:keep-with-next="always" style:text-autospace="none" style:punctuation-wrap="simple" style:vertical-align="baseline">
        <style:tab-stops>
          <style:tab-stop style:position="0.1972in"/>
        </style:tab-stops>
      </style:paragraph-properties>
      <style:text-properties style:use-window-font-color="true" style:font-name="CG Times (W1)" fo:font-size="12pt" fo:language="de" fo:country="DE" fo:font-weight="bold" style:font-name-asian="Times New Roman" style:font-size-asian="12pt" style:font-weight-asian="bold" style:font-name-complex="CG Times (W1)" style:font-size-complex="10pt" style:language-complex="ar" style:country-complex="SA"/>
    </style:style>
    <style:style style:name="etikett1" style:family="paragraph">
      <style:paragraph-properties fo:margin-left="0.0626in" fo:margin-right="0.0626in" fo:margin-top="0.0772in" fo:margin-bottom="0in" style:contextual-spacing="false" fo:orphans="2" fo:widows="2" fo:text-indent="0in" style:auto-text-indent="false" style:text-autospace="none" style:punctuation-wrap="simple" style:vertical-align="baseline"/>
      <style:text-properties style:use-window-font-color="true" style:font-name="Arial" fo:font-size="10pt" fo:language="de" fo:country="DE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etikett" style:family="paragraph">
      <style:paragraph-properties fo:margin-left="0.0626in" fo:margin-right="0.0626in" fo:orphans="2" fo:widows="2" fo:text-indent="0in" style:auto-text-indent="false" style:text-autospace="none" style:punctuation-wrap="simple" style:vertical-align="baseline"/>
      <style:text-properties style:use-window-font-color="true" style:font-name="Arial" fo:font-size="10pt" fo:language="de" fo:country="DE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Makrotext" style:family="paragraph">
      <style:paragraph-properties fo:orphans="2" fo:widows="2" style:text-autospace="none" style:punctuation-wrap="simple" style:vertical-align="baseline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lz" style:family="paragraph" style:parent-style-name="Standard">
      <style:text-properties style:font-name="Courier New" fo:font-size="12pt" style:font-size-asian="12pt" style:font-name-complex="Courier New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einz1" style:family="paragraph" style:parent-style-name="Standard">
      <style:paragraph-properties fo:margin-left="0.5909in" fo:margin-right="0in" fo:text-indent="-0.0984in" style:auto-text-indent="false">
        <style:tab-stops>
          <style:tab-stop style:position="0.5909in"/>
        </style:tab-stops>
      </style:paragraph-properties>
    </style:style>
    <style:style style:name="Footnote" style:family="paragraph" style:parent-style-name="Standard" style:list-style-name="WW8StyleNum1" style:class="extra">
      <style:paragraph-properties fo:margin-left="0.1965in" fo:margin-right="0in" fo:text-indent="-0.1965in" style:auto-text-indent="false"/>
      <style:text-properties fo:font-size="8pt" style:font-size-asian="8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1ztrue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true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Absatz-Standardschriftart" style:family="text"/>
    <style:style style:name="FeldZ" style:family="text">
      <style:text-properties style:font-name="Courier New" fo:font-size="10pt" fo:language="en" fo:country="US" style:text-underline-style="none" fo:font-weight="bold" style:font-size-asian="10pt" style:language-asian="en" style:country-asian="US" style:font-weight-asian="bold" style:font-name-complex="Courier New"/>
    </style:style>
    <style:style style:name="FeldK" style:family="text">
      <style:text-properties style:font-name="Courier New" fo:font-size="10pt" fo:font-weight="bold" style:font-size-asian="10pt" style:font-weight-asian="bold" style:font-name-complex="Courier New"/>
    </style:style>
    <style:style style:name="Footnote_20_Symbol" style:display-name="Footnote Symbol" style:family="text" style:parent-style-name="Absatz-Standardschriftart">
      <style:text-properties style:text-position="super 58%" style:font-name="Arial" fo:font-size="10pt" style:font-size-asian="10pt" style:font-name-complex="Arial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46in" fo:text-indent="-0.3146in" fo:margin-left="0.3146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78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236in" fo:text-indent="-0.3146in" fo:margin-left="1.0236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3146in" fo:text-indent="-0.3146in" fo:margin-left="0.3146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96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7874in" fo:margin-left="0.9846in" fo:margin-right="0.492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bottom="0.4457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9846in" fo:margin-right="0.492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bottom="0.4457in" style:dynamic-spacing="true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Stand: August 2013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are für Anträge nach BImSchG</dc:title>
    <dc:subject>Antragsformulare</dc:subject>
    <meta:keyword>BImSchG</meta:keyword>
    <meta:keyword>Antrag</meta:keyword>
    <meta:keyword>Formulare</meta:keyword>
    <dc:description>Überabeitung Formularerlass
Stand 12/02</dc:description>
    <meta:initial-creator>RPUDa, Krug</meta:initial-creator>
    <meta:creation-date>2013-08-22T11:49:00</meta:creation-date>
    <dc:creator>ertlm</dc:creator>
    <dc:date>2013-08-22T11:49:00</dc:date>
    <meta:print-date>2013-08-22T11:45:00</meta:print-date>
    <meta:editing-cycles>2</meta:editing-cycles>
    <meta:document-statistic meta:table-count="1" meta:image-count="0" meta:object-count="0" meta:page-count="2" meta:paragraph-count="90" meta:word-count="431" meta:character-count="2943" meta:non-whitespace-character-count="2423"/>
    <meta:generator>ReaderEngine/1$Linux_X86_64 LibreOffice_project/6323fc6759c1bb6de88872a9497550ce135e7b0</meta:generator>
  </office:meta>
</office:document-meta>
</file>